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859cm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outline1">
      <style:graphic-properties draw:auto-grow-height="true" fo:min-height="13.859cm"/>
    </style:style>
    <style:style style:name="P1" style:family="paragraph">
      <style:text-properties fo:font-size="32pt"/>
    </style:style>
    <style:style style:name="P2" style:family="paragraph">
      <style:text-properties fo:font-family="Arial" style:font-family-generic="swiss" style:font-pitch="variable" fo:font-size="32pt" style:font-size-asian="32pt" style:font-size-complex="32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32pt" style:font-size-asian="32pt" style:font-size-complex="32pt"/>
    </style:style>
    <style:style style:name="P4" style:family="paragraph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Arial" style:font-family-generic="swiss" style:font-pitch="variable" fo:font-size="22pt" style:font-size-asian="22pt" style:font-size-complex="22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1" style:family="text">
      <style:text-properties fo:font-family="Arial" style:font-family-generic="swiss" style:font-pitch="variable" fo:font-size="32pt" style:font-size-asian="32pt" style:font-size-complex="32pt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TimesNewRomanPSMT" style:font-family-generic-asian="roman" style:font-size-asian="32pt" style:font-style-asian="normal" style:font-weight-asian="normal" style:font-family-complex="TimesNewRomanPSMT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18.2000007629395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0023f2"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6" style:family="text">
      <style:text-properties fo:color="#000000"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7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Unit-тестирование в F#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Клочкова Екатерина</text:p>
            <text:p text:style-name="P1">СПбГУ, матмех, 243 группа</text:p>
            <text:p text:style-name="P1">201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Unit-тестирование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Цели</text:span></text:p>
              </text:list-item>
              <text:list-item>
                <text:p text:style-name="P2"><text:span text:style-name="T2">Test-Driven Development (TDD)</text:span></text:p>
              </text:list-item>
              <text:list-item>
                <text:p text:style-name="P2"><text:span text:style-name="T2">JUnit, TesNG, JavaTESK для Java</text:span></text:p>
              </text:list-item>
            </text:list>
            <text:p text:style-name="P3"><text:span text:style-name="T2"><text:s text:c="4"/></text:span><text:span text:style-name="T2">CUnit , CTESK , cfix для С</text:span></text:p>
            <text:p text:style-name="P3"><text:span text:style-name="T2"><text:s text:c="4"/></text:span><text:span text:style-name="T2">CPPUnit , Boost Test , Google C++ Testing </text:span><text:span text:style-name="T2"><text:tab/></text:span><text:span text:style-name="T2"><text:tab/></text:span><text:span text:style-name="T2"><text:tab/></text:span><text:span text:style-name="T2"> Framework для С++</text:span></text:p>
            <text:list text:continue-numbering="true" text:style-name="L3">
              <text:list-item>
                <text:p text:style-name="P3"><text:span text:style-name="T2">.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.Net</text:span></text:p>
              </text:list-header>
            </text:list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MsTest </text:span></text:p>
              </text:list-item>
              <text:list-item>
                <text:p text:style-name="P4"><text:span text:style-name="T4">Nunit</text:span></text:p>
              </text:list-item>
              <text:list-item>
                <text:p text:style-name="P4"><text:span text:style-name="T4">XUnit </text:span></text:p>
              </text:list-item>
              <text:list-item>
                <text:p text:style-name="P4"><text:span text:style-name="T4">MbUnit</text:span></text:p>
              </text:list-item>
              <text:list-item>
                <text:p text:style-name="P4"><text:span text:style-name="T4">F# Unit Test Template</text:span></text:p>
                <text:p text:style-name="P4"><text:span text:style-name="T4"/></text:p>
              </text:list-item>
              <text:list-item>
                <text:p text:style-name="P4"><text:span text:style-name="T4">FsUnit</text:span></text:p>
              </text:list-item>
              <text:list-item>
                <text:p text:style-name="P4"><text:span text:style-name="T4">FsCheck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3">
        <draw:frame presentation:style-name="pr1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7" draw:text-style-name="P5" draw:layer="layout" svg:width="13.5cm" svg:height="13.859cm" svg:x="0.7cm" svg:y="4.914cm" presentation:class="outline" presentation:user-transformed="true">
          <draw:text-box>
            <text:p text:style-name="P5"><text:span text:style-name="T5">module </text:span><text:span text:style-name="T6">module1 =</text:span></text:p>
            <text:p text:style-name="P5"><text:span text:style-name="T5"><text:s text:c="3"/></text:span><text:span text:style-name="T5">let inline public </text:span><text:span text:style-name="T6">Square x = x * x; </text:span></text:p>
            <text:p text:style-name="P5"><text:span text:style-name="T6"><text:s text:c="6"/></text:span></text:p>
            <text:p text:style-name="P5"><text:span text:style-name="T6"><text:s text:c="6"/></text:span><text:span text:style-name="T6">[&lt;TestFixture&gt;]</text:span></text:p>
            <text:p text:style-name="P5"><text:span text:style-name="T6"><text:s text:c="6"/></text:span><text:span text:style-name="T5">type </text:span><text:span text:style-name="T6">``Sample Tests`` ()=</text:span></text:p>
            <text:p text:style-name="P5"><text:span text:style-name="T6"/></text:p>
            <text:p text:style-name="P5"><text:span text:style-name="T6"><text:s text:c="7"/></text:span><text:span text:style-name="T6">[&lt;Test&gt;] </text:span><text:span text:style-name="T5">member </text:span><text:span text:style-name="T6">test. </text:span></text:p>
            <text:p text:style-name="P5"><text:span text:style-name="T6"><text:s text:c="8"/></text:span><text:span text:style-name="T6">``Test One`` ()=</text:span></text:p>
            <text:p text:style-name="P6"><text:span text:style-name="T7"><text:s text:c="11"/></text:span><text:span text:style-name="T7">Assert.AreEqual (Square 5, 25)</text:span></text:p>
          </draw:text-box>
        </draw:frame>
        <draw:frame presentation:style-name="pr7" draw:text-style-name="P5" draw:layer="layout" svg:width="13.189cm" svg:height="13.859cm" svg:x="14.211cm" svg:y="4.914cm" presentation:class="outline" presentation:user-transformed="true">
          <draw:text-box>
            <text:p text:style-name="P5"><text:span text:style-name="T5">module </text:span><text:span text:style-name="T6">module1 =</text:span></text:p>
            <text:p text:style-name="P5"><text:span text:style-name="T5"><text:s text:c="3"/></text:span><text:span text:style-name="T5">let inline public </text:span><text:span text:style-name="T6">Square x = x * x;</text:span></text:p>
            <text:p text:style-name="P5"><text:span text:style-name="T6"/></text:p>
            <text:p text:style-name="P5"><text:span text:style-name="T6"><text:s text:c="6"/></text:span><text:span text:style-name="T6">[&lt;TestFixture&gt;]</text:span></text:p>
            <text:p text:style-name="P5"><text:span text:style-name="T5"><text:s text:c="6"/></text:span><text:span text:style-name="T5">type </text:span><text:span text:style-name="T6">``Sample Tests`` ()=</text:span></text:p>
            <text:p text:style-name="P5"><text:span text:style-name="T6"/></text:p>
            <text:p text:style-name="P5"><text:span text:style-name="T6"><text:s text:c="8"/></text:span><text:span text:style-name="T6">[&lt;Test&gt;] </text:span><text:span text:style-name="T5">member </text:span><text:span text:style-name="T6">test. </text:span></text:p>
            <text:p text:style-name="P5"><text:span text:style-name="T6"><text:s text:c="11"/></text:span><text:span text:style-name="T6">``Test One`` ()=</text:span></text:p>
            <text:p text:style-name="P6"><text:span text:style-name="T7"><text:s text:c="15"/></text:span><text:span text:style-name="T7">Square 5 |&gt; should equal 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ck-объекты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Заглушки</text:p>
              </text:list-item>
              <text:list-item>
                <text:p>Для изоляции</text:p>
              </text:list-item>
              <text:list-item>
                <text:p>Для тестирования делегирования</text:p>
                <text:p/>
              </text:list-item>
              <text:list-item>
                <text:p>F#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Результаты и выводы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Недостаток информации</text:p>
              </text:list-item>
              <text:list-item>
                <text:p>Функциональный стиль</text:p>
              </text:list-item>
              <text:list-item>
                <text:p>FsUnit</text:p>
              </text:list-item>
              <text:list-item>
                <text:p>Mock-объект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" style:display-name="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" style:display-name="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20_1" style:display-name="????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20_2" style:display-name="????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20_1" style:display-name="??????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20_2" style:display-name="??????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7e_LT_7e_Gliederung_20_1" style:display-name="?????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3f__7e_LT_7e_Gliederung_20_3" style:display-name="?????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7e_LT_7e_Gliederung_20_4" style:display-name="?????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5" style:display-name="?????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6" style:display-name="?????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7" style:display-name="?????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8" style:display-name="?????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Gliederung_20_9" style:display-name="?????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Titel" style:display-name="?????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graphic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graphic">
      <style:paragraph-properties style:text-autospace="none"/>
      <style:text-properties style:letter-kerning="true"/>
    </style:style>
    <style:style style:name="_3f__3f__3f__3f__3f__3f__3f__3f__3f__3f__3f__3f_" style:display-name="????????????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graphic">
      <style:paragraph-properties style:text-autospace="none"/>
      <style:text-properties style:letter-kerning="true"/>
    </style:style>
    <style:style style:name="_3f__3f__3f_" style:display-name="???" style:family="graphic">
      <style:paragraph-properties style:text-autospace="none"/>
      <style:text-properties style:letter-kerning="true"/>
    </style:style>
    <style:style style:name="_3f__3f__3f__3f__3f__3f__3f__3f__3f__3f_" style:display-name="??????????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1" style:display-name="??????? 1~LT~Gliederung 1" style:family="graphic">
      <style:paragraph-properties fo:margin-top="0cm" fo:margin-bottom="0.88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2" style:display-name="??????? 1~LT~Gliederung 2" style:family="graphic">
      <style:paragraph-properties fo:margin-top="0cm" fo:margin-bottom="0.706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3" style:display-name="??????? 1~LT~Gliederung 3" style:family="graphic">
      <style:paragraph-properties fo:margin-top="0cm" fo:margin-bottom="0.529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4" style:display-name="??????? 1~LT~Gliederung 4" style:family="graphic">
      <style:paragraph-properties fo:margin-top="0cm" fo:margin-bottom="0.351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5" style:display-name="??????? 1~LT~Gliederung 5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6" style:display-name="??????? 1~LT~Gliederung 6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7" style:display-name="??????? 1~LT~Gliederung 7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8" style:display-name="??????? 1~LT~Gliederung 8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Gliederung_20_9" style:display-name="??????? 1~LT~Gliederung 9" style:family="graphic">
      <style:paragraph-properties fo:margin-top="0cm" fo:margin-bottom="0.178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Titel" style:display-name="??????? 1~LT~Titel" style:family="graphic">
      <style:paragraph-properties fo:text-align="start" style:text-autospace="none"/>
      <style:text-properties fo:color="#000000" style:text-outline="false" style:text-line-through-style="none" fo:font-family="'Arial Unicode MS'" style:font-family-generic="swiss" style:font-pitch="variable" fo:font-size="1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20_1_7e_LT_7e_Untertitel" style:display-name="??????? 1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1_7e_LT_7e_Notizen" style:display-name="??????? 1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20_1_7e_LT_7e_Hintergrundobjekte" style:display-name="??????? 1~LT~Hintergrundobjekte" style:family="graphic">
      <style:paragraph-properties style:text-autospace="none"/>
      <style:text-properties style:letter-kerning="true"/>
    </style:style>
    <style:style style:name="_3f__3f__3f__3f__3f__3f__3f__20_1_7e_LT_7e_Hintergrund" style:display-name="??????? 1~LT~Hintergrund" style:family="graphic">
      <style:paragraph-properties style:text-autospace="none"/>
      <style:text-properties style:letter-kerning="tru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katerina Klochkova</meta:initial-creator>
    <meta:creation-date>2013-05-06T11:52:43</meta:creation-date>
    <meta:editing-duration>PT2M26S</meta:editing-duration>
    <meta:editing-cycles>2</meta:editing-cycles>
    <dc:date>2013-05-07T03:01:07</dc:date>
    <dc:creator>Ekaterina Klochkova</dc:creator>
    <meta:document-statistic meta:object-count="46"/>
    <meta:generator>OpenOffice.org/3.3$Unix OpenOffice.org_project/330m20$Build-9567</meta:generator>
  </office:meta>
</office:document-meta>
</file>